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2FD20A8138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4.992cm" svg:height="13.493cm" svg:x="7.468cm" svg:y="3.836cm">
          <draw:image xlink:href="Pictures/1000000000000352000002FD20A8138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6T03:34:46.230331100</meta:creation-date>
    <dc:date>2025-12-26T10:56:13.004515600</dc:date>
    <meta:editing-duration>PT7H11M11S</meta:editing-duration>
    <meta:editing-cycles>1</meta:editing-cycles>
    <meta:document-statistic meta:object-count="1"/>
    <meta:generator>LibreOffice/25.8.3.2$Windows_X86_64 LibreOffice_project/8ca8d55c161d602844f5428fa4b58097424e324e</meta:generator>
  </office:meta>
</office:document-meta>
</file>